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1b4d" officeooo:paragraph-rsid="000b1b4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b1b4d" officeooo:paragraph-rsid="000b1b4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b1b4d" officeooo:paragraph-rsid="000c57d1"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b1b4d" officeooo:paragraph-rsid="000d038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24b5" officeooo:paragraph-rsid="000c24b5"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c57d1" officeooo:paragraph-rsid="000c57d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c57d1" officeooo:paragraph-rsid="000c57d1"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c57d1" officeooo:paragraph-rsid="000d0382"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d0382" officeooo:paragraph-rsid="000d0382"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d0382" officeooo:paragraph-rsid="000d0382"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0e973d" officeooo:paragraph-rsid="000e973d"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0ebf39" officeooo:paragraph-rsid="000ebf39"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fo:text-align="center" style:justify-single-word="false"/>
      <style:text-properties style:font-name="Arial" fo:font-weight="bold" officeooo:rsid="000ebf39" officeooo:paragraph-rsid="000ebf39"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3" style:family="paragraph" style:parent-style-name="Standard">
      <style:paragraph-properties fo:margin-top="0in" fo:margin-bottom="0in" loext:contextual-spacing="false" fo:line-height="100%" fo:text-align="center" style:justify-single-word="false"/>
      <style:text-properties officeooo:rsid="000e973d" officeooo:paragraph-rsid="000e973d" style:language-complex="my" style:country-complex="MM"/>
    </style:style>
    <style:style style:name="P24"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1b4d"/>
    </style:style>
    <style:style style:name="T7" style:family="text">
      <style:text-properties officeooo:rsid="000c57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text:span text:style-name="T5">No</text:span></text:p>
          </table:table-cell>
          <table:table-cell table:style-name="Table1.A1" office:value-type="string">
            <text:p text:style-name="P22"><text:span text:style-name="T5">Date</text:span></text:p>
          </table:table-cell>
          <table:table-cell table:style-name="Table1.A1" office:value-type="string">
            <text:p text:style-name="P22"><text:span text:style-name="T5">Assigned Tasks/ Description of work</text:span></text:p>
          </table:table-cell>
          <table:table-cell table:style-name="Table1.A1" office:value-type="string">
            <text:p text:style-name="P22"><text:span text:style-name="T5">Completion status</text:span></text:p>
          </table:table-cell>
          <table:table-cell table:style-name="Table1.A1" office:value-type="string">
            <text:p text:style-name="P22"><text:span text:style-name="T5">Remarks</text:span></text:p>
          </table:table-cell>
        </table:table-row>
        <table:table-row table:style-name="Table1.2">
          <table:table-cell table:style-name="Table1.A1" office:value-type="string">
            <text:p text:style-name="P22"><text:span text:style-name="T3">1</text:span></text:p>
          </table:table-cell>
          <table:table-cell table:style-name="Table1.A1" office:value-type="string">
            <text:p text:style-name="P22"><text:span text:style-name="T4">1-7-</text:span><text:span text:style-name="T3">2019</text:span></text:p>
          </table:table-cell>
          <table:table-cell table:style-name="Table1.A1" office:value-type="string">
            <text:p text:style-name="P7"><text:bookmark text:name="_GoBack"/>(1)Java Assignment(Bizleap </text:p>
            <text:p text:style-name="P7">intern project)</text:p>
            <text:p text:style-name="P7">(2)Code review</text:p>
            <text:p text:style-name="P7">(3)Knowledge sharing for customer support</text:p>
            <text:p text:style-name="P7">(4)Project assignment(Modified Entity</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22"><text:span text:style-name="T3">2</text:span></text:p>
          </table:table-cell>
          <table:table-cell table:style-name="Table1.A1" office:value-type="string">
            <text:p text:style-name="P9">2-7-2019</text:p>
          </table:table-cell>
          <table:table-cell table:style-name="Table1.A1" office:value-type="string">
            <text:p text:style-name="P10">(1)Java Assignment(Bizleap intern project)</text:p>
            <text:p text:style-name="P10">(2)Code review</text:p>
            <text:p text:style-name="P10">(3)Project Coding</text:p>
            <text:p text:style-name="P13">(4)Project Planning Discuss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22"><text:span text:style-name="T3">3</text:span></text:p>
          </table:table-cell>
          <table:table-cell table:style-name="Table1.A1" office:value-type="string">
            <text:p text:style-name="P14">3-7-2019</text:p>
          </table:table-cell>
          <table:table-cell table:style-name="Table1.A1" office:value-type="string">
            <text:p text:style-name="P15">(1)<text:span text:style-name="T6">Java Assignment(Bizleap intern project)</text:span></text:p>
            <text:p text:style-name="P11">(2)Code revie<text:span text:style-name="T7">w</text:span></text:p>
            <text:p text:style-name="P15">(3)Lazy initalization</text:p>
            <text:p text:style-name="P15">(4)Bizleap HR test case</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1" office:value-type="string">
            <text:p text:style-name="P22"><text:span text:style-name="T3">4</text:span></text:p>
          </table:table-cell>
          <table:table-cell table:style-name="Table1.A1" office:value-type="string">
            <text:p text:style-name="P17">4-7-2019</text:p>
          </table:table-cell>
          <table:table-cell table:style-name="Table1.A1" office:value-type="string">
            <text:p text:style-name="P16">(1)<text:span text:style-name="T6">Java Assignment(Bizleap intern project)</text:span></text:p>
            <text:p text:style-name="P12">(2)Code revie<text:span text:style-name="T7">w</text:span></text:p>
            <text:p text:style-name="P18">(3)Rest Lecture</text:p>
            <text:p text:style-name="P18">(4)Rest Implementation</text:p>
            <text:p text:style-name="P18"/>
          </table:table-cell>
          <table:table-cell table:style-name="Table1.A1" office:value-type="string">
            <text:p text:style-name="P17">Done</text:p>
          </table:table-cell>
          <table:table-cell table:style-name="Table1.A1" office:value-type="string">
            <text:p text:style-name="P6"/>
          </table:table-cell>
        </table:table-row>
        <text:soft-page-break/>
        <table:table-row table:style-name="Table1.4">
          <table:table-cell table:style-name="Table1.A6" office:value-type="string">
            <text:p text:style-name="P23">5</text:p>
          </table:table-cell>
          <table:table-cell table:style-name="Table1.A6" office:value-type="string">
            <text:p text:style-name="P19">5-7-2019</text:p>
          </table:table-cell>
          <table:table-cell table:style-name="Table1.A6" office:value-type="string">
            <text:p text:style-name="P20">(1)Java Assignment (Bizleap </text:p>
            <text:p text:style-name="P20">intern project)</text:p>
            <text:p text:style-name="P20">(2)Code review</text:p>
            <text:p text:style-name="P20">(3)Marshaling and unmarshaling lecture</text:p>
          </table:table-cell>
          <table:table-cell table:style-name="Table1.A6" office:value-type="string">
            <text:p text:style-name="P21">Done</text:p>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8</meta:editing-cycles>
    <meta:creation-date>2019-05-02T07:22:00</meta:creation-date>
    <dc:date>2019-07-05T17:01:06.076000000</dc:date>
    <meta:editing-duration>P3DT3M17S</meta:editing-duration>
    <meta:generator>LibreOffice/6.2.4.2$Windows_X86_64 LibreOffice_project/2412653d852ce75f65fbfa83fb7e7b669a126d64</meta:generator>
    <meta:document-statistic meta:table-count="1" meta:image-count="0" meta:object-count="0" meta:page-count="2" meta:paragraph-count="52" meta:word-count="182" meta:character-count="1285" meta:non-whitespace-character-count="11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